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color="#e6e6e6" draw:textarea-horizontal-align="justify" draw:textarea-vertical-align="middle" draw:auto-grow-height="false"/>
    </style:style>
    <style:style style:name="gr2" style:family="graphic" style:parent-style-name="standard">
      <style:graphic-properties draw:fill-color="#ffffcc"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draw:fill-color="#ffcc99"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0.65cm" fo:min-width="0cm"/>
    </style:style>
    <style:style style:name="gr6" style:family="graphic" style:parent-style-name="standard">
      <style:graphic-properties draw:stroke="none" draw:fill-color="#944794" draw:textarea-horizontal-align="justify" draw:textarea-vertical-align="middle" draw:auto-grow-height="false"/>
    </style:style>
    <style:style style:name="gr7" style:family="graphic" style:parent-style-name="standard">
      <style:graphic-properties draw:stroke="none" draw:fill-color="#ff00ff" draw:textarea-horizontal-align="justify" draw:textarea-vertical-align="middle" draw:auto-grow-height="false"/>
    </style:style>
    <style:style style:name="gr8" style:family="graphic" style:parent-style-name="standard">
      <style:graphic-properties draw:stroke="none" draw:fill-color="#c0c0c0" draw:textarea-horizontal-align="justify" draw:textarea-vertical-align="middle" draw:auto-grow-height="false"/>
    </style:style>
    <style:style style:name="gr9" style:family="graphic" style:parent-style-name="standard">
      <style:graphic-properties draw:stroke="none" svg:stroke-color="#000000" draw:fill="none" draw:fill-color="#ffffff" fo:min-height="3.255cm"/>
    </style:style>
    <style:style style:name="gr10" style:family="graphic" style:parent-style-name="standard">
      <style:graphic-properties draw:stroke="none" svg:stroke-color="#000000" draw:fill="none" draw:fill-color="#ffffff" draw:textarea-horizontal-align="left" draw:auto-grow-height="true" draw:auto-grow-width="true" fo:min-height="0.65cm" fo:min-width="3.889cm"/>
    </style:style>
    <style:style style:name="gr11" style:family="graphic" style:parent-style-name="standard">
      <style:graphic-properties draw:stroke="none" svg:stroke-color="#000000" draw:fill="none" draw:fill-color="#ffffff" fo:min-height="0.347cm"/>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textarea-horizontal-align="justify" draw:textarea-vertical-align="middle" draw:auto-grow-height="false"/>
    </style:style>
    <style:style style:name="gr14" style:family="graphic" style:parent-style-name="standard">
      <style:graphic-properties draw:fill="solid" draw:fill-color="#00dcff" draw:textarea-horizontal-align="justify" draw:textarea-vertical-align="middle" draw:auto-grow-height="false"/>
    </style:style>
    <style:style style:name="gr15" style:family="graphic" style:parent-style-name="standard">
      <style:graphic-properties draw:fill="solid" draw:fill-color="#eb613d" draw:textarea-horizontal-align="justify" draw:textarea-vertical-align="middle" draw:auto-grow-height="false"/>
    </style:style>
    <style:style style:name="gr16" style:family="graphic" style:parent-style-name="objectwithoutfill">
      <style:graphic-properties draw:fill="none" draw:textarea-vertical-align="middle"/>
    </style:style>
    <style:style style:name="gr17" style:family="graphic" style:parent-style-name="standard">
      <style:graphic-properties draw:stroke="none" svg:stroke-color="#000000" draw:fill="solid" draw:fill-color="#ffcc99" fo:min-height="1.45cm"/>
    </style:style>
    <style:style style:name="gr18" style:family="graphic" style:parent-style-name="standard">
      <style:graphic-properties draw:stroke="none" draw:fill-color="#ffcc99" draw:textarea-horizontal-align="justify" draw:textarea-vertical-align="middle" draw:auto-grow-height="false"/>
    </style:style>
    <style:style style:name="gr19" style:family="graphic" style:parent-style-name="objectwithoutfill">
      <style:graphic-properties draw:marker-end="Arrow" draw:marker-end-width="0.3cm" draw:fill="none" draw:textarea-vertical-align="middle"/>
    </style:style>
    <style:style style:name="gr20" style:family="graphic" style:parent-style-name="standard">
      <style:graphic-properties draw:stroke="none" svg:stroke-color="#000000" draw:fill="solid" draw:fill-color="#ff00ff" fo:min-height="1.255cm"/>
    </style:style>
    <style:style style:name="gr21" style:family="graphic" style:parent-style-name="standard">
      <style:graphic-properties draw:stroke="none" draw:fill="solid" draw:fill-color="#ff00ff" draw:textarea-horizontal-align="justify" draw:textarea-vertical-align="middle" draw:auto-grow-height="false"/>
    </style:style>
    <style:style style:name="gr22" style:family="graphic" style:parent-style-name="standard">
      <style:graphic-properties draw:fill="solid" draw:fill-color="#ffcc99" draw:textarea-horizontal-align="justify" draw:textarea-vertical-align="middle" draw:auto-grow-height="false"/>
    </style:style>
    <style:style style:name="gr23" style:family="graphic" style:parent-style-name="standard">
      <style:graphic-properties draw:stroke="none" svg:stroke-color="#000000" draw:fill="solid" draw:fill-color="#ffff66" fo:min-height="0.75cm"/>
    </style:style>
    <style:style style:name="gr24" style:family="graphic" style:parent-style-name="objectwithoutfill">
      <style:graphic-properties draw:stroke="dash" draw:stroke-dash="Fine_20_Dashed" draw:marker-end="Arrow" draw:marker-end-width="0.3cm" draw:fill="none" draw:textarea-vertical-align="middle"/>
    </style:style>
    <style:style style:name="gr25" style:family="graphic" style:parent-style-name="standard">
      <style:graphic-properties draw:stroke="none" svg:stroke-color="#000000" draw:fill="none" draw:fill-color="#ffffff" fo:min-height="0.65cm"/>
    </style:style>
    <style:style style:name="gr26" style:family="graphic" style:parent-style-name="standard">
      <style:graphic-properties draw:fill-color="#23ff23" draw:textarea-horizontal-align="justify" draw:textarea-vertical-align="middle" draw:auto-grow-height="false"/>
    </style:style>
    <style:style style:name="gr27" style:family="graphic" style:parent-style-name="standard">
      <style:graphic-properties draw:stroke="none" svg:stroke-color="#000000" draw:fill="none" draw:fill-color="#ffffff" fo:min-height="4.974cm"/>
    </style:style>
    <style:style style:name="gr28" style:family="graphic" style:parent-style-name="standard">
      <style:graphic-properties draw:stroke="none" svg:stroke-color="#000000" draw:fill="none" draw:fill-color="#ffffff" fo:min-height="1.059cm"/>
    </style:style>
    <style:style style:name="gr29" style:family="graphic" style:parent-style-name="standard">
      <style:graphic-properties draw:fill="solid" draw:fill-color="#ff00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center"/>
      <style:text-properties fo:font-size="16pt" fo:font-style="normal" style:font-size-asian="16pt" style:font-style-asian="normal" style:font-size-complex="16pt" style:font-style-complex="normal"/>
    </style:style>
    <style:style style:name="P4" style:family="paragraph">
      <style:paragraph-properties fo:text-align="center"/>
      <style:text-properties fo:font-size="16pt" style:font-size-asian="16pt" style:font-size-complex="16pt"/>
    </style:style>
    <style:style style:name="P5" style:family="paragraph">
      <style:text-properties fo:font-size="18pt"/>
    </style:style>
    <style:style style:name="P6" style:family="paragraph">
      <style:paragraph-properties fo:text-align="center"/>
      <style:text-properties fo:font-size="18pt"/>
    </style:style>
    <style:style style:name="P7" style:family="paragraph">
      <style:paragraph-properties fo:text-align="start"/>
      <style:text-properties fo:font-size="18pt"/>
    </style:style>
    <style:style style:name="T1" style:family="text">
      <style:text-properties fo:font-size="16pt" fo:font-style="normal" style:font-size-asian="16pt" style:font-style-asian="normal" style:font-size-complex="16pt" style:font-style-complex="normal"/>
    </style:style>
    <style:style style:name="T2" style:family="text">
      <style:text-properties fo:font-size="18pt"/>
    </style:style>
    <style:style style:name="T3"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9.701cm" svg:height="19.201cm" svg:x="8.699cm" svg:y="0.999cm">
          <text:p/>
          <draw:enhanced-geometry svg:viewBox="0 0 21600 21600" draw:mirror-horizontal="false" draw:mirror-vertical="false" draw:type="rectangle" draw:enhanced-path="M 0 0 L 21600 0 21600 21600 0 21600 0 0 Z N"/>
        </draw:custom-shape>
        <draw:custom-shape draw:style-name="gr2" draw:text-style-name="P1" draw:layer="layout" svg:width="14.301cm" svg:height="13.6cm" svg:x="8.998cm" svg:y="2.6cm">
          <text:p/>
          <draw:enhanced-geometry svg:viewBox="0 0 21600 21600" draw:mirror-horizontal="true" draw:mirror-vertical="false" draw:type="rectangle" draw:enhanced-path="M 0 0 L 21600 0 21600 21600 0 21600 0 0 Z N"/>
        </draw:custom-shape>
        <draw:g>
          <draw:custom-shape draw:style-name="gr3" draw:text-style-name="P1" draw:layer="layout" svg:width="6.5cm" svg:height="3.968cm" svg:x="1.3cm" svg:y="3.1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 draw:text-style-name="P1" draw:layer="layout" svg:width="6.2cm" svg:height="0.588cm" svg:x="1.4cm" svg:y="4.1cm">
            <text:p/>
            <draw:enhanced-geometry svg:viewBox="0 0 21600 21600" draw:type="rectangle" draw:enhanced-path="M 0 0 L 21600 0 21600 21600 0 21600 0 0 Z N"/>
          </draw:custom-shape>
          <draw:frame draw:style-name="gr5" draw:layer="layout" svg:width="2.864cm" svg:height="0.962cm" svg:x="2.7cm" svg:y="2.188cm">
            <draw:text-box>
              <text:p>skript.sh</text:p>
            </draw:text-box>
          </draw:frame>
          <draw:custom-shape draw:style-name="gr6" draw:text-style-name="P1" draw:layer="layout" svg:width="6.2cm" svg:height="0.588cm" svg:x="1.4cm" svg:y="4.8cm">
            <text:p/>
            <draw:enhanced-geometry svg:viewBox="0 0 21600 21600" draw:type="rectangle" draw:enhanced-path="M 0 0 L 21600 0 21600 21600 0 21600 0 0 Z N"/>
          </draw:custom-shape>
          <draw:custom-shape draw:style-name="gr7" draw:text-style-name="P1" draw:layer="layout" svg:width="6.2cm" svg:height="0.588cm" svg:x="1.4cm" svg:y="4.8cm">
            <text:p/>
            <draw:enhanced-geometry svg:viewBox="0 0 21600 21600" draw:type="rectangle" draw:enhanced-path="M 0 0 L 21600 0 21600 21600 0 21600 0 0 Z N"/>
          </draw:custom-shape>
          <draw:custom-shape draw:style-name="gr8" draw:text-style-name="P1" draw:layer="layout" svg:width="6.2cm" svg:height="0.588cm" svg:x="1.4cm" svg:y="5.534cm">
            <text:p/>
            <draw:enhanced-geometry svg:viewBox="0 0 21600 21600" draw:type="rectangle" draw:enhanced-path="M 0 0 L 21600 0 21600 21600 0 21600 0 0 Z N"/>
          </draw:custom-shape>
          <draw:frame draw:style-name="gr9" draw:text-style-name="P2" draw:layer="layout" svg:width="6.6cm" svg:height="4.517cm" svg:x="1.2cm" svg:y="3.183cm">
            <draw:text-box>
              <text:p text:style-name="P2">#!/bin/bash</text:p>
              <text:p text:style-name="P2">cut -d\, -f2 tab1.csv |\ wc -l</text:p>
              <text:p text:style-name="P2"/>
              <text:p text:style-name="P2">...</text:p>
              <text:p text:style-name="P2"/>
            </draw:text-box>
          </draw:frame>
        </draw:g>
        <draw:g xml:id="id30" draw:id="id30">
          <draw:custom-shape draw:style-name="gr3" draw:text-style-name="P1" draw:layer="layout" svg:width="9.553cm" svg:height="3.968cm" svg:x="29.347cm" svg:y="11.73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0" draw:layer="layout" svg:width="4.389cm" svg:height="0.962cm" svg:x="31.405cm" svg:y="10.8cm">
            <draw:text-box>
              <text:p>skript'.sh</text:p>
            </draw:text-box>
          </draw:frame>
          <draw:custom-shape draw:style-name="gr6" draw:text-style-name="P1" draw:layer="layout" svg:width="9.112cm" svg:height="0.588cm" svg:x="29.494cm" svg:y="13.412cm">
            <text:p/>
            <draw:enhanced-geometry svg:viewBox="0 0 21600 21600" draw:type="rectangle" draw:enhanced-path="M 0 0 L 21600 0 21600 21600 0 21600 0 0 Z N"/>
          </draw:custom-shape>
          <draw:custom-shape draw:style-name="gr7" draw:text-style-name="P1" draw:layer="layout" svg:width="9.112cm" svg:height="1.388cm" svg:x="29.494cm" svg:y="12.612cm">
            <text:p/>
            <draw:enhanced-geometry svg:viewBox="0 0 21600 21600" draw:mirror-horizontal="false" draw:mirror-vertical="false" draw:type="rectangle" draw:enhanced-path="M 0 0 L 21600 0 21600 21600 0 21600 0 0 Z N"/>
          </draw:custom-shape>
          <draw:custom-shape draw:style-name="gr4" draw:text-style-name="P1" draw:layer="layout" svg:width="6.508cm" svg:height="0.588cm" svg:x="29.518cm" svg:y="13.412cm">
            <text:p/>
            <draw:enhanced-geometry svg:viewBox="0 0 21600 21600" draw:type="rectangle" draw:enhanced-path="M 0 0 L 21600 0 21600 21600 0 21600 0 0 Z N"/>
          </draw:custom-shape>
          <draw:custom-shape draw:style-name="gr8" draw:text-style-name="P1" draw:layer="layout" svg:width="2.964cm" svg:height="0.588cm" svg:x="29.469cm" svg:y="14.124cm">
            <text:p/>
            <draw:enhanced-geometry svg:viewBox="0 0 21600 21600" draw:type="rectangle" draw:enhanced-path="M 0 0 L 21600 0 21600 21600 0 21600 0 0 Z N"/>
          </draw:custom-shape>
          <draw:frame draw:style-name="gr9" draw:text-style-name="P2" draw:layer="layout" svg:width="9.7cm" svg:height="4.517cm" svg:x="29.2cm" svg:y="11.795cm">
            <draw:text-box>
              <text:p text:style-name="P2">#!/bin/bash</text:p>
              <text:p text:style-name="P2">&lt;sql&gt; 'SELECT count(*) FROM (</text:p>
              <text:p text:style-name="P2"><text:s text:c="2"/>SELECT $2 FROM tab1)'</text:p>
              <text:p text:style-name="P2"/>
              <text:p text:style-name="P2">...</text:p>
              <text:p text:style-name="P2"/>
            </draw:text-box>
          </draw:frame>
        </draw:g>
        <draw:frame draw:style-name="gr11" draw:text-style-name="P1" draw:layer="layout" svg:width="2.8cm" svg:height="0.962cm" svg:x="13.7cm" svg:y="2.9cm">
          <draw:text-box draw:corner-radius="1.2cm">
            <text:p text:style-name="P1">Parser</text:p>
          </draw:text-box>
        </draw:frame>
        <draw:line draw:style-name="gr12" draw:text-style-name="P1" draw:layer="layout" svg:x1="7.8cm" svg:y1="4.6cm" svg:x2="8.9cm" svg:y2="4.6cm">
          <text:p/>
        </draw:line>
        <draw:custom-shape draw:style-name="gr13" draw:text-style-name="P1" xml:id="id16" draw:id="id16" draw:layer="layout" svg:width="3cm" svg:height="1cm" svg:x="17.1cm" svg:y="3.7cm">
          <text:p text:style-name="P1">file</text:p>
          <draw:enhanced-geometry svg:viewBox="0 0 21600 21600" draw:type="rectangle" draw:enhanced-path="M 0 0 L 21600 0 21600 21600 0 21600 0 0 Z N"/>
        </draw:custom-shape>
        <draw:custom-shape draw:style-name="gr13" draw:text-style-name="P1" xml:id="id15" draw:id="id15" draw:layer="layout" svg:width="3cm" svg:height="1cm" svg:x="17.1cm" svg:y="5.1cm">
          <text:p text:style-name="P1">newline</text:p>
          <draw:enhanced-geometry svg:viewBox="0 0 21600 21600" draw:type="rectangle" draw:enhanced-path="M 0 0 L 21600 0 21600 21600 0 21600 0 0 Z N"/>
        </draw:custom-shape>
        <draw:custom-shape draw:style-name="gr13" draw:text-style-name="P1" xml:id="id14" draw:id="id14" draw:layer="layout" svg:width="3cm" svg:height="1cm" svg:x="17.099cm" svg:y="6.399cm">
          <text:p text:style-name="P1">simplelist</text:p>
          <draw:enhanced-geometry svg:viewBox="0 0 21600 21600" draw:type="rectangle" draw:enhanced-path="M 0 0 L 21600 0 21600 21600 0 21600 0 0 Z N"/>
        </draw:custom-shape>
        <draw:custom-shape draw:style-name="gr13" draw:text-style-name="P1" xml:id="id12" draw:id="id12" draw:layer="layout" svg:width="3.8cm" svg:height="1cm" svg:x="16.7cm" svg:y="7.799cm">
          <text:p text:style-name="P1">pipeline_cmd</text:p>
          <draw:enhanced-geometry svg:viewBox="0 0 21600 21600" draw:type="rectangle" draw:enhanced-path="M 0 0 L 21600 0 21600 21600 0 21600 0 0 Z N"/>
        </draw:custom-shape>
        <draw:custom-shape draw:style-name="gr13" draw:text-style-name="P1" xml:id="id11" draw:id="id11" draw:layer="layout" svg:width="1.401cm" svg:height="1cm" svg:x="12.199cm" svg:y="9.6cm">
          <text:p text:style-name="P1">cmd</text:p>
          <draw:enhanced-geometry svg:viewBox="0 0 21600 21600" draw:type="rectangle" draw:enhanced-path="M 0 0 L 21600 0 21600 21600 0 21600 0 0 Z N"/>
        </draw:custom-shape>
        <draw:custom-shape draw:style-name="gr13" draw:text-style-name="P1" xml:id="id10" draw:id="id10" draw:layer="layout" svg:width="1.701cm" svg:height="1cm" svg:x="16.2cm" svg:y="9.6cm">
          <text:p text:style-name="P1">PIPE</text:p>
          <draw:enhanced-geometry svg:viewBox="0 0 21600 21600" draw:type="rectangle" draw:enhanced-path="M 0 0 L 21600 0 21600 21600 0 21600 0 0 Z N"/>
        </draw:custom-shape>
        <draw:custom-shape draw:style-name="gr13" draw:text-style-name="P1" xml:id="id13" draw:id="id13" draw:layer="layout" svg:width="1.401cm" svg:height="1cm" svg:x="18.499cm" svg:y="9.6cm">
          <text:p text:style-name="P1">cmd</text:p>
          <draw:enhanced-geometry svg:viewBox="0 0 21600 21600" draw:type="rectangle" draw:enhanced-path="M 0 0 L 21600 0 21600 21600 0 21600 0 0 Z N"/>
        </draw:custom-shape>
        <draw:custom-shape draw:style-name="gr14" draw:text-style-name="P1" xml:id="id2" draw:id="id2" draw:layer="layout" svg:width="1.401cm" svg:height="1cm" svg:x="10.198cm" svg:y="11.599cm">
          <text:p text:style-name="P1">'cut'</text:p>
          <draw:enhanced-geometry svg:viewBox="0 0 21600 21600" draw:type="rectangle" draw:enhanced-path="M 0 0 L 21600 0 21600 21600 0 21600 0 0 Z N"/>
        </draw:custom-shape>
        <draw:custom-shape draw:style-name="gr13" draw:text-style-name="P1" xml:id="id5" draw:id="id5" draw:layer="layout" svg:width="1.501cm" svg:height="1cm" svg:x="12.099cm" svg:y="11.599cm">
          <text:p text:style-name="P1">opts</text:p>
          <draw:enhanced-geometry svg:viewBox="0 0 21600 21600" draw:type="rectangle" draw:enhanced-path="M 0 0 L 21600 0 21600 21600 0 21600 0 0 Z N"/>
        </draw:custom-shape>
        <draw:custom-shape draw:style-name="gr13" draw:text-style-name="P1" xml:id="id7" draw:id="id7" draw:layer="layout" svg:width="1.699cm" svg:height="1cm" svg:x="14.3cm" svg:y="11.599cm">
          <text:p text:style-name="P1">word</text:p>
          <draw:enhanced-geometry svg:viewBox="0 0 21600 21600" draw:type="rectangle" draw:enhanced-path="M 0 0 L 21600 0 21600 21600 0 21600 0 0 Z N"/>
        </draw:custom-shape>
        <draw:custom-shape draw:style-name="gr14" draw:text-style-name="P1" xml:id="id4" draw:id="id4" draw:layer="layout" svg:width="1.898cm" svg:height="1cm" svg:x="11.9cm" svg:y="13.298cm">
          <text:p text:style-name="P1">OPTS</text:p>
          <draw:enhanced-geometry svg:viewBox="0 0 21600 21600" draw:type="rectangle" draw:enhanced-path="M 0 0 L 21600 0 21600 21600 0 21600 0 0 Z N"/>
        </draw:custom-shape>
        <draw:custom-shape draw:style-name="gr14" draw:text-style-name="P1" xml:id="id6" draw:id="id6" draw:layer="layout" svg:width="2.502cm" svg:height="1cm" svg:x="13.898cm" svg:y="13.298cm">
          <text:p text:style-name="P1">WORD</text:p>
          <draw:enhanced-geometry svg:viewBox="0 0 21600 21600" draw:type="rectangle" draw:enhanced-path="M 0 0 L 21600 0 21600 21600 0 21600 0 0 Z N"/>
        </draw:custom-shape>
        <draw:custom-shape draw:style-name="gr15" draw:text-style-name="P2" xml:id="id3" draw:id="id3" draw:layer="layout" svg:width="1.898cm" svg:height="1cm" svg:x="11.899cm" svg:y="14.897cm">
          <text:p text:style-name="P2">-d\, -f2</text:p>
          <draw:enhanced-geometry svg:viewBox="0 0 21600 21600" draw:type="rectangle" draw:enhanced-path="M 0 0 L 21600 0 21600 21600 0 21600 0 0 Z N"/>
        </draw:custom-shape>
        <draw:custom-shape draw:style-name="gr15" draw:text-style-name="P2" xml:id="id8" draw:id="id8" draw:layer="layout" svg:width="2.503cm" svg:height="1cm" svg:x="13.897cm" svg:y="14.897cm">
          <text:p text:style-name="P2"><text:s/>tab1.csv</text:p>
          <draw:enhanced-geometry svg:viewBox="0 0 21600 21600" draw:mirror-horizontal="false" draw:mirror-vertical="false" draw:type="rectangle" draw:enhanced-path="M 0 0 L 21600 0 21600 21600 0 21600 0 0 Z N"/>
        </draw:custom-shape>
        <draw:custom-shape draw:style-name="gr15" draw:text-style-name="P1" xml:id="id1" draw:id="id1" draw:layer="layout" svg:width="1.401cm" svg:height="1cm" svg:x="10.199cm" svg:y="14.9cm">
          <text:p text:style-name="P1">cut</text:p>
          <draw:enhanced-geometry svg:viewBox="0 0 21600 21600" draw:type="rectangle" draw:enhanced-path="M 0 0 L 21600 0 21600 21600 0 21600 0 0 Z N"/>
        </draw:custom-shape>
        <draw:custom-shape draw:style-name="gr15" draw:text-style-name="P1" xml:id="id9" draw:id="id9" draw:layer="layout" svg:width="1.102cm" svg:height="1cm" svg:x="16.498cm" svg:y="14.899cm">
          <text:p text:style-name="P1">|</text:p>
          <draw:enhanced-geometry svg:viewBox="0 0 21600 21600" draw:type="rectangle" draw:enhanced-path="M 0 0 L 21600 0 21600 21600 0 21600 0 0 Z N"/>
        </draw:custom-shape>
        <draw:connector draw:style-name="gr16" draw:text-style-name="P1" draw:layer="layout" draw:type="line" svg:x1="10.899cm" svg:y1="14.9cm" svg:x2="10.898cm" svg:y2="12.599cm" draw:start-shape="id1" draw:start-glue-point="0" draw:end-shape="id2" draw:end-glue-point="2" svg:d="m10899 14900-1-2301">
          <text:p/>
        </draw:connector>
        <draw:connector draw:style-name="gr16" draw:text-style-name="P1" draw:layer="layout" draw:type="line" svg:x1="12.848cm" svg:y1="14.897cm" svg:x2="12.849cm" svg:y2="14.298cm" draw:start-shape="id3" draw:start-glue-point="0" draw:end-shape="id4" draw:end-glue-point="2" svg:d="m12848 14897 1-599">
          <text:p/>
        </draw:connector>
        <draw:connector draw:style-name="gr16" draw:text-style-name="P1" draw:layer="layout" draw:type="line" svg:x1="12.849cm" svg:y1="13.298cm" svg:x2="12.849cm" svg:y2="12.599cm" draw:start-shape="id4" draw:start-glue-point="0" draw:end-shape="id5" draw:end-glue-point="2" svg:d="m12849 13298v-699">
          <text:p/>
        </draw:connector>
        <draw:connector draw:style-name="gr16" draw:text-style-name="P1" draw:layer="layout" draw:type="line" svg:x1="15.149cm" svg:y1="13.298cm" svg:x2="15.149cm" svg:y2="12.599cm" draw:start-shape="id6" draw:end-shape="id7" draw:end-glue-point="2" svg:d="m15149 13298v-699">
          <text:p/>
        </draw:connector>
        <draw:connector draw:style-name="gr16" draw:text-style-name="P1" draw:layer="layout" draw:type="line" svg:x1="15.148cm" svg:y1="14.897cm" svg:x2="15.149cm" svg:y2="14.298cm" draw:start-shape="id8" draw:start-glue-point="0" draw:end-shape="id6" draw:end-glue-point="2" svg:d="m15148 14897 1-599">
          <text:p/>
        </draw:connector>
        <draw:connector draw:style-name="gr16" draw:text-style-name="P1" draw:layer="layout" draw:type="line" svg:x1="17.049cm" svg:y1="14.899cm" svg:x2="17.05cm" svg:y2="10.6cm" draw:start-shape="id9" draw:start-glue-point="0" draw:end-shape="id10" draw:end-glue-point="2" svg:d="m17049 14899 1-4299">
          <text:p/>
        </draw:connector>
        <draw:connector draw:style-name="gr16" draw:text-style-name="P1" draw:layer="layout" draw:type="line" svg:x1="10.898cm" svg:y1="11.599cm" svg:x2="12.899cm" svg:y2="10.6cm" draw:start-shape="id2" draw:start-glue-point="0" draw:end-shape="id11" draw:end-glue-point="2" svg:d="m10898 11599 2001-999">
          <text:p/>
        </draw:connector>
        <draw:connector draw:style-name="gr16" draw:text-style-name="P1" draw:layer="layout" draw:type="line" svg:x1="12.849cm" svg:y1="11.599cm" svg:x2="12.899cm" svg:y2="10.6cm" draw:start-shape="id5" draw:start-glue-point="0" draw:end-shape="id11" draw:end-glue-point="2" svg:d="m12849 11599 50-999">
          <text:p/>
        </draw:connector>
        <draw:connector draw:style-name="gr16" draw:text-style-name="P1" draw:layer="layout" draw:type="line" svg:x1="15.149cm" svg:y1="11.599cm" svg:x2="12.899cm" svg:y2="10.6cm" draw:start-shape="id7" draw:start-glue-point="0" draw:end-shape="id11" draw:end-glue-point="2" svg:d="m15149 11599-2250-999">
          <text:p/>
        </draw:connector>
        <draw:connector draw:style-name="gr16" draw:text-style-name="P1" draw:layer="layout" draw:type="line" svg:x1="12.899cm" svg:y1="9.6cm" svg:x2="18.6cm" svg:y2="8.799cm" draw:start-shape="id11" draw:start-glue-point="0" draw:end-shape="id12" draw:end-glue-point="2" svg:d="m12899 9600 5701-801">
          <text:p/>
        </draw:connector>
        <draw:connector draw:style-name="gr16" draw:text-style-name="P1" draw:layer="layout" draw:type="line" svg:x1="17.05cm" svg:y1="9.6cm" svg:x2="18.6cm" svg:y2="8.799cm" draw:start-shape="id10" draw:start-glue-point="0" draw:end-shape="id12" draw:end-glue-point="2" svg:d="m17050 9600 1550-801">
          <text:p/>
        </draw:connector>
        <draw:connector draw:style-name="gr16" draw:text-style-name="P1" draw:layer="layout" draw:type="line" svg:x1="19.199cm" svg:y1="9.6cm" svg:x2="18.6cm" svg:y2="8.799cm" draw:start-shape="id13" draw:start-glue-point="0" draw:end-shape="id12" draw:end-glue-point="2" svg:d="m19199 9600-599-801">
          <text:p/>
        </draw:connector>
        <draw:connector draw:style-name="gr16" draw:text-style-name="P1" draw:layer="layout" draw:type="line" svg:x1="18.599cm" svg:y1="7.399cm" svg:x2="18.6cm" svg:y2="7.799cm" draw:start-shape="id14" draw:start-glue-point="2" draw:end-shape="id12" draw:end-glue-point="0" svg:d="m18599 7399 1 400">
          <text:p/>
        </draw:connector>
        <draw:connector draw:style-name="gr16" draw:text-style-name="P1" draw:layer="layout" draw:type="line" svg:x1="18.6cm" svg:y1="6.1cm" svg:x2="18.599cm" svg:y2="6.399cm" draw:start-shape="id15" draw:start-glue-point="2" draw:end-shape="id14" draw:end-glue-point="0" svg:d="m18600 6100-1 299">
          <text:p/>
        </draw:connector>
        <draw:connector draw:style-name="gr16" draw:text-style-name="P1" draw:layer="layout" draw:type="line" svg:x1="18.6cm" svg:y1="4.7cm" svg:x2="18.6cm" svg:y2="5.1cm" draw:start-shape="id16" draw:start-glue-point="2" draw:end-shape="id15" draw:end-glue-point="0" svg:d="m18600 4700v400">
          <text:p/>
        </draw:connector>
        <draw:custom-shape draw:style-name="gr14" draw:text-style-name="P1" xml:id="id18" draw:id="id18" draw:layer="layout" svg:width="1.401cm" svg:height="1cm" svg:x="17.696cm" svg:y="11.599cm">
          <text:p text:style-name="P1">'wc'</text:p>
          <draw:enhanced-geometry svg:viewBox="0 0 21600 21600" draw:type="rectangle" draw:enhanced-path="M 0 0 L 21600 0 21600 21600 0 21600 0 0 Z N"/>
        </draw:custom-shape>
        <draw:custom-shape draw:style-name="gr13" draw:text-style-name="P1" xml:id="id21" draw:id="id21" draw:layer="layout" svg:width="1.501cm" svg:height="1cm" svg:x="19.597cm" svg:y="11.599cm">
          <text:p text:style-name="P1">opts</text:p>
          <draw:enhanced-geometry svg:viewBox="0 0 21600 21600" draw:type="rectangle" draw:enhanced-path="M 0 0 L 21600 0 21600 21600 0 21600 0 0 Z N"/>
        </draw:custom-shape>
        <draw:custom-shape draw:style-name="gr14" draw:text-style-name="P1" xml:id="id20" draw:id="id20" draw:layer="layout" svg:width="1.898cm" svg:height="1cm" svg:x="19.398cm" svg:y="13.298cm">
          <text:p text:style-name="P1">OPTS</text:p>
          <draw:enhanced-geometry svg:viewBox="0 0 21600 21600" draw:type="rectangle" draw:enhanced-path="M 0 0 L 21600 0 21600 21600 0 21600 0 0 Z N"/>
        </draw:custom-shape>
        <draw:custom-shape draw:style-name="gr15" draw:text-style-name="P2" xml:id="id19" draw:id="id19" draw:layer="layout" svg:width="0.9cm" svg:height="1cm" svg:x="19.9cm" svg:y="14.897cm">
          <text:p text:style-name="P2">-l</text:p>
          <draw:enhanced-geometry svg:viewBox="0 0 21600 21600" draw:type="rectangle" draw:enhanced-path="M 0 0 L 21600 0 21600 21600 0 21600 0 0 Z N"/>
        </draw:custom-shape>
        <draw:custom-shape draw:style-name="gr15" draw:text-style-name="P1" xml:id="id17" draw:id="id17" draw:layer="layout" svg:width="1.401cm" svg:height="1cm" svg:x="17.697cm" svg:y="14.9cm">
          <text:p text:style-name="P1">wc</text:p>
          <draw:enhanced-geometry svg:viewBox="0 0 21600 21600" draw:type="rectangle" draw:enhanced-path="M 0 0 L 21600 0 21600 21600 0 21600 0 0 Z N"/>
        </draw:custom-shape>
        <draw:connector draw:style-name="gr16" draw:text-style-name="P1" draw:layer="layout" draw:type="line" svg:x1="18.397cm" svg:y1="14.9cm" svg:x2="18.396cm" svg:y2="12.599cm" draw:start-shape="id17" draw:start-glue-point="0" draw:end-shape="id18" draw:end-glue-point="2" svg:d="m18397 14900-1-2301">
          <text:p/>
        </draw:connector>
        <draw:connector draw:style-name="gr16" draw:text-style-name="P1" draw:layer="layout" draw:type="line" svg:x1="20.35cm" svg:y1="14.897cm" svg:x2="20.347cm" svg:y2="14.298cm" draw:start-shape="id19" draw:start-glue-point="0" draw:end-shape="id20" draw:end-glue-point="2" svg:d="m20350 14897-3-599">
          <text:p/>
        </draw:connector>
        <draw:connector draw:style-name="gr16" draw:text-style-name="P1" draw:layer="layout" draw:type="line" svg:x1="20.347cm" svg:y1="13.298cm" svg:x2="20.347cm" svg:y2="12.599cm" draw:start-shape="id20" draw:start-glue-point="0" draw:end-shape="id21" draw:end-glue-point="2" svg:d="m20347 13298v-699">
          <text:p/>
        </draw:connector>
        <draw:connector draw:style-name="gr16" draw:text-style-name="P1" draw:layer="layout" draw:type="line" svg:x1="18.396cm" svg:y1="11.599cm" svg:x2="19.199cm" svg:y2="10.6cm" draw:start-shape="id18" draw:start-glue-point="0" draw:end-shape="id13" draw:end-glue-point="2" svg:d="m18396 11599 803-999">
          <text:p/>
        </draw:connector>
        <draw:connector draw:style-name="gr16" draw:text-style-name="P1" draw:layer="layout" draw:type="line" svg:x1="19.199cm" svg:y1="10.6cm" svg:x2="20.347cm" svg:y2="11.599cm" draw:start-shape="id13" draw:start-glue-point="2" draw:end-shape="id21" draw:end-glue-point="0" svg:d="m19199 10600 1148 999">
          <text:p/>
        </draw:connector>
        <draw:frame draw:style-name="gr17" xml:id="id24" draw:id="id24" draw:layer="layout" svg:width="6.4cm" svg:height="1.7cm" svg:x="9.9cm" svg:y="17.1cm">
          <draw:text-box>
            <text:p>Select</text:p>
            <text:p>From</text:p>
          </draw:text-box>
        </draw:frame>
        <draw:custom-shape draw:style-name="gr18" draw:text-style-name="P1" xml:id="id23" draw:id="id23" draw:layer="layout" svg:width="2cm" svg:height="0.588cm" svg:x="14.2cm" svg:y="18.022cm">
          <text:p text:style-name="P1">tab1</text:p>
          <draw:enhanced-geometry svg:viewBox="0 0 21600 21600" draw:mirror-horizontal="false" draw:mirror-vertical="false" draw:type="rectangle" draw:enhanced-path="M 0 0 L 21600 0 21600 21600 0 21600 0 0 Z N"/>
        </draw:custom-shape>
        <draw:custom-shape draw:style-name="gr18" draw:text-style-name="P1" xml:id="id22" draw:id="id22" draw:layer="layout" svg:width="1.5cm" svg:height="0.588cm" svg:x="12.1cm" svg:y="17.3cm">
          <text:p text:style-name="P1">$2</text:p>
          <draw:enhanced-geometry svg:viewBox="0 0 21600 21600" draw:mirror-horizontal="false" draw:mirror-vertical="false" draw:type="rectangle" draw:enhanced-path="M 0 0 L 21600 0 21600 21600 0 21600 0 0 Z N"/>
        </draw:custom-shape>
        <draw:connector draw:style-name="gr19" draw:text-style-name="P3" draw:layer="layout" draw:type="line" svg:x1="12.848cm" svg:y1="15.897cm" svg:x2="12.85cm" svg:y2="17.3cm" draw:start-shape="id3" draw:start-glue-point="2" draw:end-shape="id22" draw:end-glue-point="0" svg:d="m12848 15897 2 1403">
          <text:p text:style-name="P3"><text:span text:style-name="T1">optscut()</text:span></text:p>
        </draw:connector>
        <draw:connector draw:style-name="gr19" draw:text-style-name="P4" draw:layer="layout" draw:type="line" svg:x1="15.148cm" svg:y1="15.897cm" svg:x2="15.2cm" svg:y2="18.022cm" draw:start-shape="id8" draw:start-glue-point="2" draw:end-shape="id23" svg:d="m15148 15897 52 2125">
          <text:p/>
        </draw:connector>
        <draw:frame draw:style-name="gr20" draw:text-style-name="P5" xml:id="id28" draw:id="id28" draw:layer="layout" svg:width="4.8cm" svg:height="1.673cm" svg:x="16.8cm" svg:y="17.127cm">
          <draw:text-box>
            <text:p><text:span text:style-name="T2">Select</text:span></text:p>
            <text:p><text:span text:style-name="T2">From</text:span></text:p>
          </draw:text-box>
        </draw:frame>
        <draw:connector draw:style-name="gr12" draw:text-style-name="P1" draw:layer="layout" draw:type="curve" svg:x1="13.1cm" svg:y1="18.8cm" svg:x2="19.858cm" svg:y2="18.442cm" draw:start-shape="id24" draw:start-glue-point="2" draw:end-shape="id25" draw:end-glue-point="7" svg:d="m13100 18800c0 750 6758 929 6758-358">
          <text:p/>
        </draw:connector>
        <draw:custom-shape draw:style-name="gr21" draw:text-style-name="P1" xml:id="id26" draw:id="id26" draw:layer="layout" svg:width="1.5cm" svg:height="0.588cm" svg:x="19.6cm" svg:y="17.312cm">
          <text:p text:style-name="P1">count(*)</text:p>
          <draw:enhanced-geometry svg:viewBox="0 0 21600 21600" draw:mirror-horizontal="false" draw:mirror-vertical="false" draw:type="rectangle" draw:enhanced-path="M 0 0 L 21600 0 21600 21600 0 21600 0 0 Z N"/>
        </draw:custom-shape>
        <draw:connector draw:style-name="gr19" draw:text-style-name="P4" draw:layer="layout" draw:type="line" svg:x1="20.35cm" svg:y1="15.897cm" svg:x2="20.35cm" svg:y2="17.312cm" draw:start-shape="id19" draw:start-glue-point="2" draw:end-shape="id26" draw:end-glue-point="0" svg:d="m20350 15897v1415">
          <text:p text:style-name="P4"><text:span text:style-name="T3">optswc()</text:span></text:p>
        </draw:connector>
        <draw:custom-shape draw:style-name="gr22" draw:text-style-name="P1" xml:id="id25" draw:id="id25" draw:layer="layout" svg:width="0.4cm" svg:height="0.4cm" svg:x="19.8cm" svg:y="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 draw:layer="layout" svg:x1="12.199cm" svg:y1="10.1cm" svg:x2="9.9cm" svg:y2="17.95cm" draw:start-shape="id11" draw:start-glue-point="3" draw:end-shape="id24" draw:end-glue-point="3" svg:d="m12199 10100h-2799v7850h500">
          <text:p/>
        </draw:connector>
        <draw:frame draw:style-name="gr23" xml:id="id27" draw:id="id27" draw:layer="layout" svg:width="3.225cm" svg:height="1cm" svg:x="25.075cm" svg:y="7.788cm">
          <draw:text-box>
            <text:p>lastquery</text:p>
          </draw:text-box>
        </draw:frame>
        <draw:connector draw:style-name="gr24" draw:text-style-name="P1" draw:layer="layout" svg:x1="26.687cm" svg:y1="8.788cm" svg:x2="21.6cm" svg:y2="17.963cm" draw:start-shape="id27" draw:start-glue-point="2" draw:end-shape="id28" draw:end-glue-point="1" svg:d="m26687 8788v9175h-5087">
          <text:p/>
        </draw:connector>
        <draw:connector draw:style-name="gr19" draw:text-style-name="P1" draw:layer="layout" draw:type="line" svg:x1="20.5cm" svg:y1="8.299cm" svg:x2="25.075cm" svg:y2="8.288cm" draw:start-shape="id12" draw:start-glue-point="1" draw:end-shape="id27" draw:end-glue-point="3" svg:d="m20500 8299 4575-11">
          <text:p text:style-name="P1"><text:tab/><text:tab/>print()</text:p>
        </draw:connector>
        <draw:frame draw:style-name="gr25" draw:text-style-name="P6" draw:layer="layout" svg:width="17.1cm" svg:height="0.962cm" svg:x="10.5cm" svg:y="1.4cm">
          <draw:text-box>
            <text:p text:style-name="P1"><text:span text:style-name="T2">Übersetzer (Aktionen des Compilers)</text:span></text:p>
          </draw:text-box>
        </draw:frame>
        <draw:g xml:id="id29" draw:id="id29">
          <draw:g>
            <draw:custom-shape draw:style-name="gr26" draw:text-style-name="P1" draw:layer="layout" svg:width="5.5cm" svg:height="4.247cm" svg:x="31.3cm" svg:y="6cm">
              <text:p/>
              <draw:enhanced-geometry svg:viewBox="0 0 21600 21600" draw:mirror-horizontal="false" draw:mirror-vertical="false" draw:type="rectangle" draw:enhanced-path="M 0 0 L 21600 0 21600 21600 0 21600 0 0 Z N"/>
            </draw:custom-shape>
            <draw:frame draw:style-name="gr27" draw:layer="layout" svg:width="5.425cm" svg:height="5.224cm" svg:x="31.3cm" svg:y="6.212cm">
              <draw:text-box>
                <text:p>SELECT count(*)</text:p>
                <text:p>FROM (</text:p>
                <text:p><text:s text:c="2"/>SELECT $2</text:p>
                <text:p><text:s text:c="2"/>FROM tab1</text:p>
                <text:p>)</text:p>
              </draw:text-box>
            </draw:frame>
          </draw:g>
          <draw:frame draw:style-name="gr28" draw:layer="layout" svg:width="3.24cm" svg:height="1.309cm" svg:x="32.505cm" svg:y="5.1cm">
            <draw:text-box>
              <text:p>SQL</text:p>
            </draw:text-box>
          </draw:frame>
        </draw:g>
        <draw:connector draw:style-name="gr12" draw:text-style-name="P1" draw:layer="layout" draw:type="line" svg:x1="28.3cm" svg:y1="8.288cm" svg:x2="31.3cm" svg:y2="8.268cm" draw:start-shape="id27" draw:start-glue-point="1" draw:end-shape="id29" draw:end-glue-point="3" svg:d="m28300 8288 3000-20">
          <text:p/>
        </draw:connector>
        <draw:connector draw:style-name="gr12" draw:text-style-name="P1" draw:layer="layout" draw:type="line" svg:x1="28.3cm" svg:y1="8.288cm" svg:x2="29.2cm" svg:y2="13.556cm" draw:start-shape="id27" draw:start-glue-point="1" draw:end-shape="id30" svg:d="m28300 8288 900 5268">
          <text:p/>
        </draw:connector>
      </draw:page>
      <draw:page draw:name="page2" draw:style-name="dp1" draw:master-page-name="Standard">
        <draw:custom-shape draw:style-name="gr1" draw:text-style-name="P1" draw:layer="layout" svg:width="19.701cm" svg:height="20.201cm" svg:x="8.699cm" svg:y="0.999cm">
          <text:p/>
          <draw:enhanced-geometry svg:viewBox="0 0 21600 21600" draw:mirror-horizontal="false" draw:mirror-vertical="false" draw:type="rectangle" draw:enhanced-path="M 0 0 L 21600 0 21600 21600 0 21600 0 0 Z N"/>
        </draw:custom-shape>
        <draw:custom-shape draw:style-name="gr2" draw:text-style-name="P1" draw:layer="layout" svg:width="14.301cm" svg:height="13.6cm" svg:x="8.998cm" svg:y="2.6cm">
          <text:p/>
          <draw:enhanced-geometry svg:viewBox="0 0 21600 21600" draw:mirror-horizontal="true" draw:mirror-vertical="false" draw:type="rectangle" draw:enhanced-path="M 0 0 L 21600 0 21600 21600 0 21600 0 0 Z N"/>
        </draw:custom-shape>
        <draw:g>
          <draw:custom-shape draw:style-name="gr3" draw:text-style-name="P1" draw:layer="layout" svg:width="6.5cm" svg:height="3.968cm" svg:x="1.3cm" svg:y="3.1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 draw:text-style-name="P1" draw:layer="layout" svg:width="6.2cm" svg:height="0.588cm" svg:x="1.4cm" svg:y="4.1cm">
            <text:p/>
            <draw:enhanced-geometry svg:viewBox="0 0 21600 21600" draw:type="rectangle" draw:enhanced-path="M 0 0 L 21600 0 21600 21600 0 21600 0 0 Z N"/>
          </draw:custom-shape>
          <draw:frame draw:style-name="gr5" draw:layer="layout" svg:width="2.864cm" svg:height="0.962cm" svg:x="2.7cm" svg:y="2.188cm">
            <draw:text-box>
              <text:p>skript.sh</text:p>
            </draw:text-box>
          </draw:frame>
          <draw:custom-shape draw:style-name="gr6" draw:text-style-name="P1" draw:layer="layout" svg:width="6.2cm" svg:height="0.588cm" svg:x="1.4cm" svg:y="4.8cm">
            <text:p/>
            <draw:enhanced-geometry svg:viewBox="0 0 21600 21600" draw:type="rectangle" draw:enhanced-path="M 0 0 L 21600 0 21600 21600 0 21600 0 0 Z N"/>
          </draw:custom-shape>
          <draw:custom-shape draw:style-name="gr7" draw:text-style-name="P1" draw:layer="layout" svg:width="6.2cm" svg:height="0.588cm" svg:x="1.4cm" svg:y="4.8cm">
            <text:p/>
            <draw:enhanced-geometry svg:viewBox="0 0 21600 21600" draw:type="rectangle" draw:enhanced-path="M 0 0 L 21600 0 21600 21600 0 21600 0 0 Z N"/>
          </draw:custom-shape>
          <draw:custom-shape draw:style-name="gr8" draw:text-style-name="P1" draw:layer="layout" svg:width="6.2cm" svg:height="0.588cm" svg:x="1.4cm" svg:y="5.534cm">
            <text:p/>
            <draw:enhanced-geometry svg:viewBox="0 0 21600 21600" draw:type="rectangle" draw:enhanced-path="M 0 0 L 21600 0 21600 21600 0 21600 0 0 Z N"/>
          </draw:custom-shape>
          <draw:frame draw:style-name="gr9" draw:text-style-name="P2" draw:layer="layout" svg:width="6.6cm" svg:height="4.517cm" svg:x="1.2cm" svg:y="3.183cm">
            <draw:text-box>
              <text:p text:style-name="P2">#!/bin/bash</text:p>
              <text:p text:style-name="P2">cut -d\, -f2 tab1.csv |\ wc -l</text:p>
              <text:p text:style-name="P2"/>
              <text:p text:style-name="P2">...</text:p>
              <text:p text:style-name="P2"/>
            </draw:text-box>
          </draw:frame>
        </draw:g>
        <draw:g xml:id="id54" draw:id="id54">
          <draw:custom-shape draw:style-name="gr3" draw:text-style-name="P1" draw:layer="layout" svg:width="9.553cm" svg:height="3.968cm" svg:x="29.347cm" svg:y="11.73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0" draw:layer="layout" svg:width="4.389cm" svg:height="0.962cm" svg:x="31.405cm" svg:y="10.8cm">
            <draw:text-box>
              <text:p>skript'.sh</text:p>
            </draw:text-box>
          </draw:frame>
          <draw:custom-shape draw:style-name="gr6" draw:text-style-name="P1" draw:layer="layout" svg:width="9.112cm" svg:height="0.588cm" svg:x="29.494cm" svg:y="13.412cm">
            <text:p/>
            <draw:enhanced-geometry svg:viewBox="0 0 21600 21600" draw:type="rectangle" draw:enhanced-path="M 0 0 L 21600 0 21600 21600 0 21600 0 0 Z N"/>
          </draw:custom-shape>
          <draw:custom-shape draw:style-name="gr7" draw:text-style-name="P1" draw:layer="layout" svg:width="9.112cm" svg:height="1.388cm" svg:x="29.494cm" svg:y="12.612cm">
            <text:p/>
            <draw:enhanced-geometry svg:viewBox="0 0 21600 21600" draw:mirror-horizontal="false" draw:mirror-vertical="false" draw:type="rectangle" draw:enhanced-path="M 0 0 L 21600 0 21600 21600 0 21600 0 0 Z N"/>
          </draw:custom-shape>
          <draw:custom-shape draw:style-name="gr4" draw:text-style-name="P1" draw:layer="layout" svg:width="6.508cm" svg:height="0.588cm" svg:x="29.518cm" svg:y="13.412cm">
            <text:p/>
            <draw:enhanced-geometry svg:viewBox="0 0 21600 21600" draw:type="rectangle" draw:enhanced-path="M 0 0 L 21600 0 21600 21600 0 21600 0 0 Z N"/>
          </draw:custom-shape>
          <draw:custom-shape draw:style-name="gr8" draw:text-style-name="P1" draw:layer="layout" svg:width="2.964cm" svg:height="0.588cm" svg:x="29.469cm" svg:y="14.124cm">
            <text:p/>
            <draw:enhanced-geometry svg:viewBox="0 0 21600 21600" draw:type="rectangle" draw:enhanced-path="M 0 0 L 21600 0 21600 21600 0 21600 0 0 Z N"/>
          </draw:custom-shape>
          <draw:frame draw:style-name="gr9" draw:text-style-name="P2" draw:layer="layout" svg:width="9.7cm" svg:height="4.517cm" svg:x="29.2cm" svg:y="11.795cm">
            <draw:text-box>
              <text:p text:style-name="P2">#!/bin/bash</text:p>
              <text:p text:style-name="P2">&lt;sql&gt; 'SELECT count(*) FROM (</text:p>
              <text:p text:style-name="P2"><text:s text:c="2"/>SELECT $2 FROM tab1)'</text:p>
              <text:p text:style-name="P2"/>
              <text:p text:style-name="P2">...</text:p>
              <text:p text:style-name="P2"/>
            </draw:text-box>
          </draw:frame>
        </draw:g>
        <draw:frame draw:style-name="gr11" draw:text-style-name="P6" draw:layer="layout" svg:width="2.8cm" svg:height="0.962cm" svg:x="13.7cm" svg:y="2.9cm">
          <draw:text-box draw:corner-radius="1.2cm">
            <text:p text:style-name="P6">Parser</text:p>
          </draw:text-box>
        </draw:frame>
        <draw:line draw:style-name="gr12" draw:text-style-name="P1" draw:layer="layout" svg:x1="7.8cm" svg:y1="4.6cm" svg:x2="8.9cm" svg:y2="4.6cm">
          <text:p/>
        </draw:line>
        <draw:custom-shape draw:style-name="gr13" draw:text-style-name="P6" xml:id="id44" draw:id="id44" draw:layer="layout" svg:width="3cm" svg:height="1cm" svg:x="17.1cm" svg:y="3.7cm">
          <text:p text:style-name="P6">file</text:p>
          <draw:enhanced-geometry svg:viewBox="0 0 21600 21600" draw:type="rectangle" draw:enhanced-path="M 0 0 L 21600 0 21600 21600 0 21600 0 0 Z N"/>
        </draw:custom-shape>
        <draw:custom-shape draw:style-name="gr13" draw:text-style-name="P6" xml:id="id43" draw:id="id43" draw:layer="layout" svg:width="3cm" svg:height="1cm" svg:x="17.1cm" svg:y="5.1cm">
          <text:p text:style-name="P6">newline</text:p>
          <draw:enhanced-geometry svg:viewBox="0 0 21600 21600" draw:type="rectangle" draw:enhanced-path="M 0 0 L 21600 0 21600 21600 0 21600 0 0 Z N"/>
        </draw:custom-shape>
        <draw:custom-shape draw:style-name="gr13" draw:text-style-name="P6" xml:id="id42" draw:id="id42" draw:layer="layout" svg:width="3cm" svg:height="1cm" svg:x="17.099cm" svg:y="6.399cm">
          <text:p text:style-name="P6">simplelist</text:p>
          <draw:enhanced-geometry svg:viewBox="0 0 21600 21600" draw:type="rectangle" draw:enhanced-path="M 0 0 L 21600 0 21600 21600 0 21600 0 0 Z N"/>
        </draw:custom-shape>
        <draw:custom-shape draw:style-name="gr13" draw:text-style-name="P6" xml:id="id40" draw:id="id40" draw:layer="layout" svg:width="3.8cm" svg:height="1cm" svg:x="16.7cm" svg:y="7.799cm">
          <text:p text:style-name="P6">pipeline_cmd</text:p>
          <draw:enhanced-geometry svg:viewBox="0 0 21600 21600" draw:type="rectangle" draw:enhanced-path="M 0 0 L 21600 0 21600 21600 0 21600 0 0 Z N"/>
        </draw:custom-shape>
        <draw:custom-shape draw:style-name="gr13" draw:text-style-name="P6" xml:id="id39" draw:id="id39" draw:layer="layout" svg:width="1.401cm" svg:height="1cm" svg:x="12.199cm" svg:y="9.6cm">
          <text:p text:style-name="P6">cmd</text:p>
          <draw:enhanced-geometry svg:viewBox="0 0 21600 21600" draw:type="rectangle" draw:enhanced-path="M 0 0 L 21600 0 21600 21600 0 21600 0 0 Z N"/>
        </draw:custom-shape>
        <draw:custom-shape draw:style-name="gr13" draw:text-style-name="P6" xml:id="id38" draw:id="id38" draw:layer="layout" svg:width="1.701cm" svg:height="1cm" svg:x="16.2cm" svg:y="9.6cm">
          <text:p text:style-name="P6">PIPE</text:p>
          <draw:enhanced-geometry svg:viewBox="0 0 21600 21600" draw:type="rectangle" draw:enhanced-path="M 0 0 L 21600 0 21600 21600 0 21600 0 0 Z N"/>
        </draw:custom-shape>
        <draw:custom-shape draw:style-name="gr13" draw:text-style-name="P6" xml:id="id41" draw:id="id41" draw:layer="layout" svg:width="1.401cm" svg:height="1cm" svg:x="18.499cm" svg:y="9.6cm">
          <text:p text:style-name="P6">cmd</text:p>
          <draw:enhanced-geometry svg:viewBox="0 0 21600 21600" draw:type="rectangle" draw:enhanced-path="M 0 0 L 21600 0 21600 21600 0 21600 0 0 Z N"/>
        </draw:custom-shape>
        <draw:custom-shape draw:style-name="gr14" draw:text-style-name="P6" xml:id="id32" draw:id="id32" draw:layer="layout" svg:width="1.401cm" svg:height="1cm" svg:x="10.198cm" svg:y="11.299cm">
          <text:p text:style-name="P6">'cut'</text:p>
          <draw:enhanced-geometry svg:viewBox="0 0 21600 21600" draw:type="rectangle" draw:enhanced-path="M 0 0 L 21600 0 21600 21600 0 21600 0 0 Z N"/>
        </draw:custom-shape>
        <draw:custom-shape draw:style-name="gr13" draw:text-style-name="P6" xml:id="id34" draw:id="id34" draw:layer="layout" svg:width="1.501cm" svg:height="1cm" svg:x="12.099cm" svg:y="12.599cm">
          <text:p text:style-name="P6">opts</text:p>
          <draw:enhanced-geometry svg:viewBox="0 0 21600 21600" draw:type="rectangle" draw:enhanced-path="M 0 0 L 21600 0 21600 21600 0 21600 0 0 Z N"/>
        </draw:custom-shape>
        <draw:custom-shape draw:style-name="gr13" draw:text-style-name="P6" xml:id="id36" draw:id="id36" draw:layer="layout" svg:width="1.699cm" svg:height="1cm" svg:x="14.3cm" svg:y="12.599cm">
          <text:p text:style-name="P6">word</text:p>
          <draw:enhanced-geometry svg:viewBox="0 0 21600 21600" draw:type="rectangle" draw:enhanced-path="M 0 0 L 21600 0 21600 21600 0 21600 0 0 Z N"/>
        </draw:custom-shape>
        <draw:custom-shape draw:style-name="gr14" draw:text-style-name="P6" xml:id="id33" draw:id="id33" draw:layer="layout" svg:width="1.898cm" svg:height="1cm" svg:x="11.9cm" svg:y="13.698cm">
          <text:p text:style-name="P6">OPTS</text:p>
          <draw:enhanced-geometry svg:viewBox="0 0 21600 21600" draw:type="rectangle" draw:enhanced-path="M 0 0 L 21600 0 21600 21600 0 21600 0 0 Z N"/>
        </draw:custom-shape>
        <draw:custom-shape draw:style-name="gr14" draw:text-style-name="P6" xml:id="id35" draw:id="id35" draw:layer="layout" svg:width="2.502cm" svg:height="1cm" svg:x="13.898cm" svg:y="13.698cm">
          <text:p text:style-name="P6">WORD</text:p>
          <draw:enhanced-geometry svg:viewBox="0 0 21600 21600" draw:type="rectangle" draw:enhanced-path="M 0 0 L 21600 0 21600 21600 0 21600 0 0 Z N"/>
        </draw:custom-shape>
        <draw:connector draw:style-name="gr16" draw:text-style-name="P1" draw:layer="layout" draw:type="line" svg:x1="10.899cm" svg:y1="14.9cm" svg:x2="10.898cm" svg:y2="12.299cm" draw:start-shape="id31" draw:start-glue-point="0" draw:end-shape="id32" draw:end-glue-point="2" svg:d="m10899 14900-1-2601">
          <text:p/>
        </draw:connector>
        <draw:connector draw:style-name="gr16" draw:text-style-name="P1" draw:layer="layout" draw:type="line" svg:x1="12.849cm" svg:y1="13.698cm" svg:x2="12.849cm" svg:y2="13.599cm" draw:start-shape="id33" draw:start-glue-point="0" draw:end-shape="id34" draw:end-glue-point="2" svg:d="m12849 13698v-99">
          <text:p/>
        </draw:connector>
        <draw:connector draw:style-name="gr16" draw:text-style-name="P1" draw:layer="layout" draw:type="line" svg:x1="15.149cm" svg:y1="13.698cm" svg:x2="15.149cm" svg:y2="13.599cm" draw:start-shape="id35" draw:end-shape="id36" draw:end-glue-point="2" svg:d="m15149 13698v-99">
          <text:p/>
        </draw:connector>
        <draw:connector draw:style-name="gr16" draw:text-style-name="P1" draw:layer="layout" draw:type="line" svg:x1="17.049cm" svg:y1="14.899cm" svg:x2="17.05cm" svg:y2="10.6cm" draw:start-shape="id37" draw:start-glue-point="0" draw:end-shape="id38" draw:end-glue-point="2" svg:d="m17049 14899 1-4299">
          <text:p/>
        </draw:connector>
        <draw:connector draw:style-name="gr16" draw:text-style-name="P1" draw:layer="layout" draw:type="line" svg:x1="10.898cm" svg:y1="11.299cm" svg:x2="12.899cm" svg:y2="10.6cm" draw:start-shape="id32" draw:start-glue-point="0" draw:end-shape="id39" draw:end-glue-point="2" svg:d="m10898 11299 2001-699">
          <text:p/>
        </draw:connector>
        <draw:connector draw:style-name="gr16" draw:text-style-name="P1" draw:layer="layout" draw:type="line" svg:x1="12.899cm" svg:y1="9.6cm" svg:x2="18.6cm" svg:y2="8.799cm" draw:start-shape="id39" draw:start-glue-point="0" draw:end-shape="id40" draw:end-glue-point="2" svg:d="m12899 9600 5701-801">
          <text:p/>
        </draw:connector>
        <draw:connector draw:style-name="gr16" draw:text-style-name="P1" draw:layer="layout" draw:type="line" svg:x1="17.05cm" svg:y1="9.6cm" svg:x2="18.6cm" svg:y2="8.799cm" draw:start-shape="id38" draw:start-glue-point="0" draw:end-shape="id40" draw:end-glue-point="2" svg:d="m17050 9600 1550-801">
          <text:p/>
        </draw:connector>
        <draw:connector draw:style-name="gr16" draw:text-style-name="P1" draw:layer="layout" draw:type="line" svg:x1="19.199cm" svg:y1="9.6cm" svg:x2="18.6cm" svg:y2="8.799cm" draw:start-shape="id41" draw:start-glue-point="0" draw:end-shape="id40" draw:end-glue-point="2" svg:d="m19199 9600-599-801">
          <text:p/>
        </draw:connector>
        <draw:connector draw:style-name="gr16" draw:text-style-name="P1" draw:layer="layout" draw:type="line" svg:x1="18.599cm" svg:y1="7.399cm" svg:x2="18.6cm" svg:y2="7.799cm" draw:start-shape="id42" draw:start-glue-point="2" draw:end-shape="id40" draw:end-glue-point="0" svg:d="m18599 7399 1 400">
          <text:p/>
        </draw:connector>
        <draw:connector draw:style-name="gr16" draw:text-style-name="P1" draw:layer="layout" draw:type="line" svg:x1="18.6cm" svg:y1="6.1cm" svg:x2="18.599cm" svg:y2="6.399cm" draw:start-shape="id43" draw:start-glue-point="2" draw:end-shape="id42" draw:end-glue-point="0" svg:d="m18600 6100-1 299">
          <text:p/>
        </draw:connector>
        <draw:connector draw:style-name="gr16" draw:text-style-name="P1" draw:layer="layout" draw:type="line" svg:x1="18.6cm" svg:y1="4.7cm" svg:x2="18.6cm" svg:y2="5.1cm" draw:start-shape="id44" draw:start-glue-point="2" draw:end-shape="id43" draw:end-glue-point="0" svg:d="m18600 4700v400">
          <text:p/>
        </draw:connector>
        <draw:custom-shape draw:style-name="gr14" draw:text-style-name="P6" xml:id="id46" draw:id="id46" draw:layer="layout" svg:width="1.401cm" svg:height="1cm" svg:x="17.696cm" svg:y="11.199cm">
          <text:p text:style-name="P6">'wc'</text:p>
          <draw:enhanced-geometry svg:viewBox="0 0 21600 21600" draw:type="rectangle" draw:enhanced-path="M 0 0 L 21600 0 21600 21600 0 21600 0 0 Z N"/>
        </draw:custom-shape>
        <draw:custom-shape draw:style-name="gr13" draw:text-style-name="P6" xml:id="id48" draw:id="id48" draw:layer="layout" svg:width="1.501cm" svg:height="1cm" svg:x="19.697cm" svg:y="12.499cm">
          <text:p text:style-name="P6">opts</text:p>
          <draw:enhanced-geometry svg:viewBox="0 0 21600 21600" draw:type="rectangle" draw:enhanced-path="M 0 0 L 21600 0 21600 21600 0 21600 0 0 Z N"/>
        </draw:custom-shape>
        <draw:custom-shape draw:style-name="gr14" draw:text-style-name="P6" xml:id="id47" draw:id="id47" draw:layer="layout" svg:width="1.898cm" svg:height="1cm" svg:x="19.398cm" svg:y="13.698cm">
          <text:p text:style-name="P6">OPTS</text:p>
          <draw:enhanced-geometry svg:viewBox="0 0 21600 21600" draw:type="rectangle" draw:enhanced-path="M 0 0 L 21600 0 21600 21600 0 21600 0 0 Z N"/>
        </draw:custom-shape>
        <draw:connector draw:style-name="gr16" draw:text-style-name="P1" draw:layer="layout" draw:type="line" svg:x1="18.397cm" svg:y1="14.9cm" svg:x2="18.396cm" svg:y2="12.199cm" draw:start-shape="id45" draw:start-glue-point="0" draw:end-shape="id46" draw:end-glue-point="2" svg:d="m18397 14900-1-2701">
          <text:p/>
        </draw:connector>
        <draw:connector draw:style-name="gr16" draw:text-style-name="P1" draw:layer="layout" draw:type="line" svg:x1="20.347cm" svg:y1="13.698cm" svg:x2="20.447cm" svg:y2="13.499cm" draw:start-shape="id47" draw:start-glue-point="0" draw:end-shape="id48" draw:end-glue-point="2" svg:d="m20347 13698 100-199">
          <text:p/>
        </draw:connector>
        <draw:connector draw:style-name="gr16" draw:text-style-name="P1" draw:layer="layout" draw:type="line" svg:x1="18.396cm" svg:y1="11.199cm" svg:x2="19.199cm" svg:y2="10.6cm" draw:start-shape="id46" draw:start-glue-point="0" draw:end-shape="id41" draw:end-glue-point="2" svg:d="m18396 11199 803-599">
          <text:p/>
        </draw:connector>
        <draw:frame draw:style-name="gr17" draw:text-style-name="P5" xml:id="id49" draw:id="id49" draw:layer="layout" svg:width="6.4cm" svg:height="1.7cm" svg:x="9.9cm" svg:y="17.9cm">
          <draw:text-box>
            <text:p text:style-name="P5">Select</text:p>
            <text:p text:style-name="P5">From</text:p>
          </draw:text-box>
        </draw:frame>
        <draw:custom-shape draw:style-name="gr18" draw:text-style-name="P6" draw:layer="layout" svg:width="2cm" svg:height="0.588cm" svg:x="14.2cm" svg:y="18.822cm">
          <text:p text:style-name="P6">tab1</text:p>
          <draw:enhanced-geometry svg:viewBox="0 0 21600 21600" draw:mirror-horizontal="false" draw:mirror-vertical="false" draw:type="rectangle" draw:enhanced-path="M 0 0 L 21600 0 21600 21600 0 21600 0 0 Z N"/>
        </draw:custom-shape>
        <draw:custom-shape draw:style-name="gr18" draw:text-style-name="P6" draw:layer="layout" svg:width="1.5cm" svg:height="0.588cm" svg:x="12.1cm" svg:y="18.1cm">
          <text:p text:style-name="P6">$2</text:p>
          <draw:enhanced-geometry svg:viewBox="0 0 21600 21600" draw:mirror-horizontal="false" draw:mirror-vertical="false" draw:type="rectangle" draw:enhanced-path="M 0 0 L 21600 0 21600 21600 0 21600 0 0 Z N"/>
        </draw:custom-shape>
        <draw:frame draw:style-name="gr20" draw:text-style-name="P5" xml:id="id52" draw:id="id52" draw:layer="layout" svg:width="4.8cm" svg:height="1.673cm" svg:x="16.8cm" svg:y="17.927cm">
          <draw:text-box>
            <text:p text:style-name="P5"><text:span text:style-name="T2">Select</text:span></text:p>
            <text:p text:style-name="P5"><text:span text:style-name="T2">From</text:span></text:p>
          </draw:text-box>
        </draw:frame>
        <draw:connector draw:style-name="gr12" draw:text-style-name="P1" draw:layer="layout" draw:type="curve" svg:x1="13.1cm" svg:y1="19.6cm" svg:x2="19.858cm" svg:y2="19.242cm" draw:start-shape="id49" draw:start-glue-point="2" draw:end-shape="id50" draw:end-glue-point="7" svg:d="m13100 19600c0 750 6758 929 6758-358">
          <text:p/>
        </draw:connector>
        <draw:custom-shape draw:style-name="gr21" draw:text-style-name="P6" draw:layer="layout" svg:width="1.5cm" svg:height="0.588cm" svg:x="19.6cm" svg:y="18.112cm">
          <text:p text:style-name="P6">count(*)</text:p>
          <draw:enhanced-geometry svg:viewBox="0 0 21600 21600" draw:mirror-horizontal="false" draw:mirror-vertical="false" draw:type="rectangle" draw:enhanced-path="M 0 0 L 21600 0 21600 21600 0 21600 0 0 Z N"/>
        </draw:custom-shape>
        <draw:custom-shape draw:style-name="gr22" draw:text-style-name="P1" xml:id="id50" draw:id="id50" draw:layer="layout" svg:width="0.4cm" svg:height="0.4cm" svg:x="19.8cm" svg:y="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 draw:layer="layout" svg:x1="12.199cm" svg:y1="10.1cm" svg:x2="9.9cm" svg:y2="18.75cm" draw:start-shape="id39" draw:start-glue-point="3" draw:end-shape="id49" draw:end-glue-point="3" svg:d="m12199 10100h-2799v8650h500">
          <text:p/>
        </draw:connector>
        <draw:frame draw:style-name="gr23" draw:text-style-name="P5" xml:id="id51" draw:id="id51" draw:layer="layout" svg:width="3.225cm" svg:height="1cm" svg:x="25.075cm" svg:y="7.788cm">
          <draw:text-box>
            <text:p text:style-name="P5">lastquery</text:p>
          </draw:text-box>
        </draw:frame>
        <draw:connector draw:style-name="gr24" draw:text-style-name="P1" draw:layer="layout" svg:x1="26.687cm" svg:y1="8.788cm" svg:x2="21.6cm" svg:y2="18.763cm" draw:start-shape="id51" draw:start-glue-point="2" draw:end-shape="id52" draw:end-glue-point="1" svg:d="m26687 8788v9975h-5087">
          <text:p/>
        </draw:connector>
        <draw:connector draw:style-name="gr19" draw:text-style-name="P1" draw:layer="layout" draw:type="line" svg:x1="20.5cm" svg:y1="8.299cm" svg:x2="25.075cm" svg:y2="8.288cm" draw:start-shape="id40" draw:start-glue-point="1" draw:end-shape="id51" draw:end-glue-point="3" svg:d="m20500 8299 4575-11">
          <text:p text:style-name="P1"><text:tab/><text:tab/>print()</text:p>
        </draw:connector>
        <draw:frame draw:style-name="gr25" draw:text-style-name="P6" draw:layer="layout" svg:width="17.1cm" svg:height="0.962cm" svg:x="10.5cm" svg:y="1.4cm">
          <draw:text-box>
            <text:p text:style-name="P6"><text:span text:style-name="T2">Übersetzer (Aktionen des Compilers)</text:span></text:p>
          </draw:text-box>
        </draw:frame>
        <draw:g xml:id="id53" draw:id="id53">
          <draw:g>
            <draw:custom-shape draw:style-name="gr26" draw:text-style-name="P1" draw:layer="layout" svg:width="5.5cm" svg:height="4.247cm" svg:x="31.3cm" svg:y="6cm">
              <text:p/>
              <draw:enhanced-geometry svg:viewBox="0 0 21600 21600" draw:mirror-horizontal="false" draw:mirror-vertical="false" draw:type="rectangle" draw:enhanced-path="M 0 0 L 21600 0 21600 21600 0 21600 0 0 Z N"/>
            </draw:custom-shape>
            <draw:frame draw:style-name="gr27" draw:layer="layout" svg:width="5.425cm" svg:height="5.224cm" svg:x="31.3cm" svg:y="6.212cm">
              <draw:text-box>
                <text:p>SELECT count(*)</text:p>
                <text:p>FROM (</text:p>
                <text:p><text:s text:c="2"/>SELECT $2</text:p>
                <text:p><text:s text:c="2"/>FROM tab1</text:p>
                <text:p>)</text:p>
              </draw:text-box>
            </draw:frame>
          </draw:g>
          <draw:frame draw:style-name="gr28" draw:layer="layout" svg:width="3.24cm" svg:height="1.309cm" svg:x="32.505cm" svg:y="5.1cm">
            <draw:text-box>
              <text:p>SQL</text:p>
            </draw:text-box>
          </draw:frame>
        </draw:g>
        <draw:connector draw:style-name="gr12" draw:text-style-name="P1" draw:layer="layout" draw:type="line" svg:x1="28.3cm" svg:y1="8.288cm" svg:x2="31.3cm" svg:y2="8.268cm" draw:start-shape="id51" draw:start-glue-point="1" draw:end-shape="id53" draw:end-glue-point="3" svg:d="m28300 8288 3000-20">
          <text:p/>
        </draw:connector>
        <draw:connector draw:style-name="gr12" draw:text-style-name="P1" draw:layer="layout" draw:type="line" svg:x1="28.3cm" svg:y1="8.288cm" svg:x2="29.2cm" svg:y2="13.556cm" draw:start-shape="id51" draw:start-glue-point="1" draw:end-shape="id54" svg:d="m28300 8288 900 5268">
          <text:p/>
        </draw:connector>
        <draw:custom-shape draw:style-name="gr13" draw:text-style-name="P6" xml:id="id55" draw:id="id55" draw:layer="layout" svg:width="3.902cm" svg:height="1cm" svg:x="12.098cm" svg:y="11.298cm">
          <text:p text:style-name="P6">eingaben</text:p>
          <draw:enhanced-geometry svg:viewBox="0 0 21600 21600" draw:type="rectangle" draw:enhanced-path="M 0 0 L 21600 0 21600 21600 0 21600 0 0 Z N"/>
        </draw:custom-shape>
        <draw:connector draw:style-name="gr16" draw:text-style-name="P1" draw:layer="layout" draw:type="line" svg:x1="14.049cm" svg:y1="11.298cm" svg:x2="12.899cm" svg:y2="10.6cm" draw:start-shape="id55" draw:start-glue-point="0" draw:end-shape="id39" draw:end-glue-point="2" svg:d="m14049 11298-1150-698">
          <text:p/>
        </draw:connector>
        <draw:connector draw:style-name="gr16" draw:text-style-name="P1" draw:layer="layout" draw:type="line" svg:x1="14.049cm" svg:y1="12.298cm" svg:x2="12.849cm" svg:y2="12.599cm" draw:start-shape="id55" draw:start-glue-point="2" draw:end-shape="id34" draw:end-glue-point="0" svg:d="m14049 12298-1200 301">
          <text:p/>
        </draw:connector>
        <draw:connector draw:style-name="gr16" draw:text-style-name="P1" draw:layer="layout" draw:type="line" svg:x1="14.049cm" svg:y1="12.298cm" svg:x2="15.149cm" svg:y2="12.599cm" draw:start-shape="id55" draw:start-glue-point="2" draw:end-shape="id36" draw:end-glue-point="0" svg:d="m14049 12298 1100 301">
          <text:p/>
        </draw:connector>
        <draw:custom-shape draw:style-name="gr13" draw:text-style-name="P6" xml:id="id56" draw:id="id56" draw:layer="layout" svg:width="2.703cm" svg:height="1cm" svg:x="19.197cm" svg:y="11.197cm">
          <text:p text:style-name="P6">eingaben</text:p>
          <draw:enhanced-geometry svg:viewBox="0 0 21600 21600" draw:type="rectangle" draw:enhanced-path="M 0 0 L 21600 0 21600 21600 0 21600 0 0 Z N"/>
        </draw:custom-shape>
        <draw:connector draw:style-name="gr16" draw:text-style-name="P1" draw:layer="layout" draw:type="line" svg:x1="20.447cm" svg:y1="12.499cm" svg:x2="20.548cm" svg:y2="12.197cm" draw:start-shape="id48" draw:start-glue-point="0" draw:end-shape="id56" draw:end-glue-point="2" svg:d="m20447 12499 101-302">
          <text:p/>
        </draw:connector>
        <draw:connector draw:style-name="gr16" draw:text-style-name="P1" draw:layer="layout" draw:type="line" svg:x1="20.548cm" svg:y1="11.197cm" svg:x2="19.199cm" svg:y2="10.6cm" draw:start-shape="id56" draw:start-glue-point="0" draw:end-shape="id41" draw:end-glue-point="2" svg:d="m20548 11197-1349-597">
          <text:p/>
        </draw:connector>
        <draw:custom-shape draw:style-name="gr3" draw:text-style-name="P1" draw:layer="layout" svg:width="4.7cm" svg:height="1.9cm" svg:x="11.7cm" svg:y="14.8c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1" draw:layer="layout" svg:width="1.6cm" svg:height="1.9cm" svg:x="19.6cm" svg:y="14.8c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22" draw:text-style-name="P1" draw:layer="layout" svg:width="4.1cm" svg:height="0.8cm" svg:x="12.7cm" svg:y="16.8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22" draw:text-style-name="P1" draw:layer="layout" svg:width="4.1cm" svg:height="0.8cm" svg:x="9.7cm" svg:y="16.8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onnector draw:style-name="gr16" draw:text-style-name="P1" draw:layer="layout" draw:type="line" svg:x1="12.848cm" svg:y1="14.897cm" svg:x2="12.849cm" svg:y2="14.698cm" draw:start-shape="id57" draw:start-glue-point="0" draw:end-shape="id33" draw:end-glue-point="2" svg:d="m12848 14897 1-199">
          <text:p/>
        </draw:connector>
        <draw:connector draw:style-name="gr16" draw:text-style-name="P1" draw:layer="layout" draw:type="line" svg:x1="15.148cm" svg:y1="14.897cm" svg:x2="15.149cm" svg:y2="14.698cm" draw:start-shape="id58" draw:start-glue-point="0" draw:end-shape="id35" draw:end-glue-point="2" svg:d="m15148 14897 1-199">
          <text:p/>
        </draw:connector>
        <draw:connector draw:style-name="gr16" draw:text-style-name="P1" draw:layer="layout" draw:type="line" svg:x1="20.35cm" svg:y1="14.897cm" svg:x2="20.347cm" svg:y2="14.698cm" draw:start-shape="id59" draw:start-glue-point="0" draw:end-shape="id47" draw:end-glue-point="2" svg:d="m20350 14897-3-199">
          <text:p/>
        </draw:connector>
        <draw:custom-shape draw:style-name="gr29" draw:text-style-name="P1" draw:layer="layout" svg:width="2.137cm" svg:height="0.8cm" svg:x="19.563cm" svg:y="16.9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29" draw:text-style-name="P1" draw:layer="layout" svg:width="2.137cm" svg:height="0.8cm" svg:x="18cm" svg:y="16.9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3" draw:text-style-name="P1" draw:layer="layout" svg:width="1.6cm" svg:height="1.9cm" svg:x="17.599cm" svg:y="14.799c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1" draw:layer="layout" svg:width="1.6cm" svg:height="1.9cm" svg:x="10.1cm" svg:y="14.8c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15" draw:text-style-name="P7" xml:id="id57" draw:id="id57" draw:layer="layout" svg:width="1.898cm" svg:height="1cm" svg:x="11.899cm" svg:y="14.897cm">
          <text:p text:style-name="P7">-d\, -f2</text:p>
          <draw:enhanced-geometry svg:viewBox="0 0 21600 21600" draw:type="rectangle" draw:enhanced-path="M 0 0 L 21600 0 21600 21600 0 21600 0 0 Z N"/>
        </draw:custom-shape>
        <draw:custom-shape draw:style-name="gr15" draw:text-style-name="P7" xml:id="id58" draw:id="id58" draw:layer="layout" svg:width="2.503cm" svg:height="1cm" svg:x="13.897cm" svg:y="14.897cm">
          <text:p text:style-name="P7"><text:s/>tab1.csv</text:p>
          <draw:enhanced-geometry svg:viewBox="0 0 21600 21600" draw:mirror-horizontal="false" draw:mirror-vertical="false" draw:type="rectangle" draw:enhanced-path="M 0 0 L 21600 0 21600 21600 0 21600 0 0 Z N"/>
        </draw:custom-shape>
        <draw:custom-shape draw:style-name="gr15" draw:text-style-name="P6" xml:id="id31" draw:id="id31" draw:layer="layout" svg:width="1.401cm" svg:height="1cm" svg:x="10.199cm" svg:y="14.9cm">
          <text:p text:style-name="P6">cut</text:p>
          <draw:enhanced-geometry svg:viewBox="0 0 21600 21600" draw:type="rectangle" draw:enhanced-path="M 0 0 L 21600 0 21600 21600 0 21600 0 0 Z N"/>
        </draw:custom-shape>
        <draw:custom-shape draw:style-name="gr15" draw:text-style-name="P6" xml:id="id37" draw:id="id37" draw:layer="layout" svg:width="1.102cm" svg:height="1cm" svg:x="16.498cm" svg:y="14.899cm">
          <text:p text:style-name="P6">|</text:p>
          <draw:enhanced-geometry svg:viewBox="0 0 21600 21600" draw:type="rectangle" draw:enhanced-path="M 0 0 L 21600 0 21600 21600 0 21600 0 0 Z N"/>
        </draw:custom-shape>
        <draw:custom-shape draw:style-name="gr15" draw:text-style-name="P7" xml:id="id59" draw:id="id59" draw:layer="layout" svg:width="0.9cm" svg:height="1cm" svg:x="19.9cm" svg:y="14.897cm">
          <text:p text:style-name="P7">-l</text:p>
          <draw:enhanced-geometry svg:viewBox="0 0 21600 21600" draw:type="rectangle" draw:enhanced-path="M 0 0 L 21600 0 21600 21600 0 21600 0 0 Z N"/>
        </draw:custom-shape>
        <draw:custom-shape draw:style-name="gr15" draw:text-style-name="P6" xml:id="id45" draw:id="id45" draw:layer="layout" svg:width="1.401cm" svg:height="1cm" svg:x="17.697cm" svg:y="14.9cm">
          <text:p text:style-name="P6">wc</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4cm" fo:page-height="2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ximilian Schüle</meta:initial-creator>
    <meta:creation-date>2014-10-31T21:27:01</meta:creation-date>
    <dc:date>2014-12-30T23:03:05</dc:date>
    <dc:creator>Maximilian Schüle</dc:creator>
    <meta:editing-duration>PT1H56M57S</meta:editing-duration>
    <meta:editing-cycles>23</meta:editing-cycles>
    <meta:generator>LibreOffice/3.5$Linux_X86_64 LibreOffice_project/350m1$Build-2</meta:generator>
    <meta:document-statistic meta:object-count="175"/>
  </office:meta>
</office:document-meta>
</file>